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d101" officeooo:paragraph-rsid="0014d101"/>
    </style:style>
    <style:style style:name="P2" style:family="paragraph" style:parent-style-name="Standard" style:list-style-name="L1">
      <style:text-properties officeooo:rsid="0014d101" officeooo:paragraph-rsid="0014d10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1 – Introducción</text:p>
      <text:p text:style-name="P1"/>
      <text:p text:style-name="P1">Hipótesis</text:p>
      <text:list xml:id="list1432831857" text:style-name="L1">
        <text:list-item>
          <text:p text:style-name="P2">Afirmación tentativa sujeta a verificación. Pueden ser explicaciones tentativas de la relación entre dos o más variables.</text:p>
        </text:list-item>
        <text:list-item>
          <text:p text:style-name="P2">Variable: Propiedad que puede fluctuar y cuya variación es susceptible de medirse u observarse. Ejemplos de variables son el género, la presión arterial, el atractivo físico, el aprendizaje de conceptos, la religión, la resistencia de un material, la masa.</text:p>
        </text:list-item>
        <text:list-item>
          <text:p text:style-name="P2">Funciones:</text:p>
          <text:list>
            <text:list-item>
              <text:p text:style-name="P2">Guiar el estudio.</text:p>
            </text:list-item>
            <text:list-item>
              <text:p text:style-name="P2">Proporcionar explicaciones.</text:p>
            </text:list-item>
            <text:list-item>
              <text:p text:style-name="P2">Apoyar la prueba de teoría.</text:p>
            </text:list-item>
          </text:list>
        </text:list-item>
        <text:list-item>
          <text:p text:style-name="P2">¿En toda investigación debemos plantear hipótesis?</text:p>
          <text:list>
            <text:list-item>
              <text:p text:style-name="P2">No, se formulan según el alcance del estudio:</text:p>
              <text:list>
                <text:list-item>
                  <text:p text:style-name="P2">Exploratorio:</text:p>
                  <text:list>
                    <text:list-item>
                      <text:p text:style-name="P2">No se realizan hipótesis.</text:p>
                    </text:list-item>
                    <text:list-item>
                      <text:p text:style-name="P2">Se realizan cuando el objetivo es examinar algo poco investigado o desconocido.</text:p>
                    </text:list-item>
                    <text:list-item>
                      <text:p text:style-name="P2">En pocas ocasiones constituyen un fin en sí mismos. Generalmente determinan tendencias, identifican áreas, ambientes, contextos y situaciones de estudio, relaciones potenciales entre variables; o establecen el “tono” de investigaciones posteriores más elaboradas y rigurosas.</text:p>
                    </text:list-item>
                    <text:list-item>
                      <text:p text:style-name="P2">Ej:</text:p>
                      <text:list>
                        <text:list-item>
                          <text:p text:style-name="P2">Primeras investigaciones relacionadas con la Maquina de Turing.</text:p>
                        </text:list-item>
                        <text:list-item>
                          <text:p text:style-name="P2">Estudios pioneros en Sistemas Biometricos.</text:p>
                        </text:list-item>
                      </text:list>
                    </text:list-item>
                  </text:list>
                </text:list-item>
                <text:list-item>
                  <text:p text:style-name="P2">Descriptivo:</text:p>
                  <text:list>
                    <text:list-item>
                      <text:p text:style-name="P2">Con frecuencia, la meta del investigador consiste en describir fenómenos, situaciones, contextos y sucesos; esto es, detallar cómo son y se manifiestan.</text:p>
                    </text:list-item>
                    <text:list-item>
                      <text:p text:style-name="P2">Con los estudios descriptivos se busca especificar las propiedades, las características y los perfiles de personas, grupos, comunidades, procesos, objetos o cualquier otro fenómeno que se someta a un análisis.</text:p>
                    </text:list-item>
                    <text:list-item>
                      <text:p text:style-name="P2">Se usa hipótesis cuando se pronostica un hecho o dato.</text:p>
                    </text:list-item>
                    <text:list-item>
                      <text:p text:style-name="P2">Estas hipótesis se utilizan a veces en estudios descriptivos, para intentar predecir un dato o valor en una o más variables que se van a medir u observar. Ej: Para el 2023 Ada será uno de los lenguajes más utilizado para el desarrollo de sistemas distribuidos.</text:p>
                    </text:list-item>
                    <text:list-item>
                      <text:p text:style-name="P2">Ej:</text:p>
                      <text:list>
                        <text:list-item>
                          <text:p text:style-name="P2"><text:soft-page-break/>Analizar la Programación Distribuida en termino de escalabilidad, plataformas de desarrollo, lenguajes de programación y contexto de aplicación.</text:p>
                        </text:list-item>
                      </text:list>
                    </text:list-item>
                  </text:list>
                </text:list-item>
                <text:list-item>
                  <text:p text:style-name="P2">Correlacional (o de predicción):</text:p>
                  <text:list>
                    <text:list-item>
                      <text:p text:style-name="P2">Este tipo de estudios tiene como finalidad conocer la relación o grado de asociación que exista entre dos o más conceptos, categorías o variables en una muestra o contexto en particular.</text:p>
                    </text:list-item>
                    <text:list-item>
                      <text:p text:style-name="P2">Se formulan hipótesis correlacionales.</text:p>
                    </text:list-item>
                    <text:list-item>
                      <text:p text:style-name="P2">En una hipótesis de correlación, el orden en que coloquemos las variables no es importante (ninguna variable antecede a la otra; no hay relación de causalidad). Es lo mismo indicar “a mayor X, mayor Y ”; que “a mayor Y, mayor X ”; o “a mayor X, menor Y ”; que “a menor Y, mayor X ”. Ej: A mayor uso de clases virtuales mayor es el rendimiento académico del alumno.</text:p>
                    </text:list-item>
                    <text:list-item>
                      <text:p text:style-name="P2">Ej: </text:p>
                      <text:list>
                        <text:list-item>
                          <text:p text:style-name="P2">Analizar el grado de aprendizaje del alumno mediante el uso de herramientas virtuales en clase. ¿A mayor uso de clases virtuales corresponde un mayor rendimiento académico del alumno?.</text:p>
                        </text:list-item>
                        <text:list-item>
                          <text:p text:style-name="P2">Analizar diferencias en precisión de predicción entre modelos de machine learning y modelos estadísticos.</text:p>
                        </text:list-item>
                      </text:list>
                    </text:list-item>
                  </text:list>
                </text:list-item>
                <text:list-item>
                  <text:p text:style-name="P2">Explicativo:</text:p>
                  <text:list>
                    <text:list-item>
                      <text:p text:style-name="P2">Su interés se centra en explicar por qué ocurre un fenómeno y en qué condiciones se manifiesta o por qué se relacionan dos o más variables.</text:p>
                    </text:list-item>
                    <text:list-item>
                      <text:p text:style-name="P2">Se formulan hipótesis causales.</text:p>
                    </text:list-item>
                    <text:list-item>
                      <text:p text:style-name="P2">Este tipo de hipótesis no solamente afirma la o las relaciones entre dos o más variables y la manera en que se manifiestan, sino que además propone un “sentido de entendimiento” de las relaciones. Ej: El uso de servicios en la nube provoca una mejora en la productividad de los trabajos realizados en equipo.</text:p>
                    </text:list-item>
                    <text:list-item>
                      <text:p text:style-name="P2">EJ:</text:p>
                      <text:list>
                        <text:list-item>
                          <text:p text:style-name="P2">Investigar qué efecto tiene en empresas el uso de servicios de alojamiento de archivos en la nube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¿Qué tipos de hipótesis se pueden establecer?</text:p>
          <text:list>
            <text:list-item>
              <text:p text:style-name="P2">Hipótesis de investigación:</text:p>
              <text:list>
                <text:list-item>
                  <text:p text:style-name="P2">Descriptivas de un valor o dato pronosticado.</text:p>
                </text:list-item>
                <text:list-item>
                  <text:p text:style-name="P2">Correlacionales.</text:p>
                </text:list-item>
                <text:list-item>
                  <text:p text:style-name="P2">De diferencia de grupos.</text:p>
                  <text:list>
                    <text:list-item>
                      <text:p text:style-name="P2">Ej. El efecto en el aprendizaje al usar herramientas virtuales en clase no será el mismo en los alumnos, que el efecto en alumnos que utilicen métodos tradicionales de enseñanza.</text:p>
                    </text:list-item>
                  </text:list>
                </text:list-item>
                <text:list-item>
                  <text:p text:style-name="P2">Causales</text:p>
                </text:list-item>
              </text:list>
            </text:list-item>
            <text:list-item>
              <text:p text:style-name="P2"><text:soft-page-break/>Hipótesis nulas:</text:p>
              <text:list>
                <text:list-item>
                  <text:p text:style-name="P2">Las hipótesis nulas son, en cierto modo, el reverso de las hipótesis de investigación.</text:p>
                </text:list-item>
                <text:list-item>
                  <text:p text:style-name="P2">Ej: </text:p>
                  <text:list>
                    <text:list-item>
                      <text:p text:style-name="P2">H: El uso de servicios en la nube provoca una mejora en la productividad de los trabajos realizados en equipo.</text:p>
                    </text:list-item>
                    <text:list-item>
                      <text:p text:style-name="P2">HN: El uso de servicios en la nube no provoca una mejora en la productividad de los trabajos realizados en equipo.</text:p>
                    </text:list-item>
                  </text:list>
                </text:list-item>
              </text:list>
            </text:list-item>
            <text:list-item>
              <text:p text:style-name="P2">Hipótesis alternativas:</text:p>
              <text:list>
                <text:list-item>
                  <text:p text:style-name="P2">Son posibilidades alternas de las hipótesis de investigación y nula: ofrecen una descripción o explicación distinta de las que proporcionan éstas. Si la hipótesis de investigación establece: “esta silla es roja”, la nula afirmará: “esta silla no es roja”, y podrían formularse una o más hipótesis alternativas: “esta silla es azul”, “esta silla es verde”, “esta silla es amarilla”, etc.</text:p>
                </text:list-item>
                <text:list-item>
                  <text:p text:style-name="P2">Cada alternativa constituye una descripción distinta de las que proporcionan las hipótesis de investigación y nula.</text:p>
                </text:list-item>
                <text:list-item>
                  <text:p text:style-name="P2">Ej:</text:p>
                  <text:list>
                    <text:list-item>
                      <text:p text:style-name="P2">H: A mayor uso de clases virtuales mayor es el rendimiento académico del alumno.</text:p>
                      <text:p text:style-name="P2">HN: A mayor uso de clases virtuales no es mayor el rendimiento académico del alumno.</text:p>
                      <text:p text:style-name="P2">HA: A mayor uso de clases virtuales mayor es el desinterés por participar en clase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Open Sans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 Sans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09:19:45.089727415</meta:creation-date>
    <dc:date>2022-11-08T09:58:48.744710749</dc:date>
    <meta:editing-duration>PT39M4S</meta:editing-duration>
    <meta:editing-cycles>1</meta:editing-cycles>
    <meta:document-statistic meta:table-count="0" meta:image-count="0" meta:object-count="0" meta:page-count="3" meta:paragraph-count="56" meta:word-count="823" meta:character-count="4924" meta:non-whitespace-character-count="4208"/>
    <meta:generator>LibreOffice/7.4.2.3$Linux_X86_64 LibreOffice_project/40$Build-3</meta:generator>
  </office:meta>
</office:document-meta>
</file>